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fo:wrap-option="wrap"/>
    </style:style>
    <style:style style:name="co1" style:family="table-column">
      <style:table-column-properties fo:break-before="auto" style:column-width="4.55083333333333cm" style:use-optimal-column-width="true"/>
    </style:style>
    <style:style style:name="co2" style:family="table-column">
      <style:table-column-properties fo:break-before="auto" style:column-width="2.56645833333333cm" style:use-optimal-column-width="true"/>
    </style:style>
    <style:style style:name="co3" style:family="table-column">
      <style:table-column-properties fo:break-before="auto" style:column-width="1.29645833333333cm" style:use-optimal-column-width="true"/>
    </style:style>
    <style:style style:name="co4" style:family="table-column">
      <style:table-column-properties fo:break-before="auto" style:column-width="4.94770833333333cm" style:use-optimal-column-width="true"/>
    </style:style>
    <style:style style:name="co5" style:family="table-column">
      <style:table-column-properties fo:break-before="auto" style:column-width="2.460625cm" style:use-optimal-column-width="true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3.22791666666667cm" style:use-optimal-column-width="true"/>
    </style:style>
    <style:style style:name="co8" style:family="table-column">
      <style:table-column-properties fo:break-before="auto" style:column-width="34.3958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im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2">
            <text:p>Hours Worked</text:p>
          </table:table-cell>
          <table:table-cell office:value-type="string" table:style-name="ce2">
            <text:p>Ideally</text:p>
          </table:table-cell>
          <table:table-cell office:value-type="string" table:style-name="ce2">
            <text:p>Comments</text:p>
          </table:table-cell>
          <table:table-cell table:style-name="ce1"/>
          <table:table-cell office:value-type="string" table:style-name="ce2">
            <text:p>Total</text:p>
          </table:table-cell>
          <table:table-cell office:value-type="string" table:style-name="ce2">
            <text:p>Percent Complete</text:p>
          </table:table-cell>
          <table:table-cell table:number-columns-repeated="16377"/>
        </table:table-row>
        <table:table-row table:style-name="ro1">
          <table:table-cell office:value-type="date" office:date-value="2025-12-01T00:00:00" table:style-name="ce3">
            <text:p>Monday, December 0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1</text:p>
          </table:table-cell>
          <table:table-cell office:value-type="string" table:style-name="ce2">
            <text:p>Hours</text:p>
          </table:table-cell>
          <table:table-cell office:value-type="float" office:value="196" table:formula="of:= SUM([.B2:.B120])" table:style-name="ce1">
            <text:p>196</text:p>
          </table:table-cell>
          <table:table-cell office:value-type="float" office:value="40.833333333333336" table:formula="of:=100*[.F2]/480" table:style-name="ce1">
            <text:p>40.83333333</text:p>
          </table:table-cell>
          <table:table-cell table:number-columns-repeated="16377"/>
        </table:table-row>
        <table:table-row table:style-name="ro1">
          <table:table-cell office:value-type="date" office:date-value="2025-12-02T00:00:00" table:style-name="ce3">
            <text:p>Tuesday, December 0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orking Days</text:p>
          </table:table-cell>
          <table:table-cell office:value-type="float" office:value="24.5" table:formula="of:=[.F2]/8" table:style-name="ce1">
            <text:p>24.5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3T00:00:00" table:style-name="ce3">
            <text:p>Wednesday, December 03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string" table:style-name="ce2">
            <text:p>Weeks</text:p>
          </table:table-cell>
          <table:table-cell office:value-type="float" office:value="4.9000000000000004" table:formula="of:=[.F3]/5" table:style-name="ce1">
            <text:p>4.9</text:p>
          </table:table-cell>
          <table:table-cell table:number-columns-repeated="16378" table:style-name="ce1"/>
        </table:table-row>
        <table:table-row table:style-name="ro1">
          <table:table-cell office:value-type="date" office:date-value="2025-12-04T00:00:00" table:style-name="ce3">
            <text:p>Thursday, December 04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5T00:00:00" table:style-name="ce3">
            <text:p>Friday, December 0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6T00:00:00" table:style-name="ce3">
            <text:p>Saturday, December 0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7T00:00:00" table:style-name="ce3">
            <text:p>Sunday, December 0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08T00:00:00" table:style-name="ce3">
            <text:p>Monday, December 08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2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09T00:00:00" table:style-name="ce3">
            <text:p>Tuesday, December 0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0T00:00:00" table:style-name="ce3">
            <text:p>Wednesday, December 1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Sick :(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1T00:00:00" table:style-name="ce3">
            <text:p>Thursday, December 11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2T00:00:00" table:style-name="ce3">
            <text:p>Friday, December 12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FH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3T00:00:00" table:style-name="ce3">
            <text:p>Saturday, December 1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4T00:00:00" table:style-name="ce3">
            <text:p>Sunday, December 1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5T00:00:00" table:style-name="ce3">
            <text:p>Monday, December 15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3</text:p>
          </table:table-cell>
          <table:table-cell table:number-columns-repeated="16380" table:style-name="ce1"/>
        </table:table-row>
        <table:table-row table:style-name="ro1">
          <table:table-cell office:value-type="date" office:date-value="2025-12-16T00:00:00" table:style-name="ce3">
            <text:p>Tuesday, December 16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7T00:00:00" table:style-name="ce3">
            <text:p>Wednesday, December 17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18T00:00:00" table:style-name="ce3">
            <text:p>Thursday, December 18, 2025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string" table:style-name="ce1">
            <text:p>Dentist</text:p>
          </table:table-cell>
          <table:table-cell table:number-columns-repeated="16380"/>
        </table:table-row>
        <table:table-row table:style-name="ro1">
          <table:table-cell office:value-type="date" office:date-value="2025-12-19T00:00:00" table:style-name="ce3">
            <text:p>Friday, December 19, 2025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0T00:00:00" table:style-name="ce3">
            <text:p>Saturday, December 2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1T00:00:00" table:style-name="ce3">
            <text:p>Sunday, December 2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2T00:00:00" table:style-name="ce3">
            <text:p>Monday, December 22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3T00:00:00" table:style-name="ce3">
            <text:p>Tuesday, December 23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4T00:00:00" table:style-name="ce3">
            <text:p>Wednesday, December 24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5T00:00:00" table:style-name="ce3">
            <text:p>Thursday, December 25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6T00:00:00" table:style-name="ce3">
            <text:p>Friday, December 26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27T00:00:00" table:style-name="ce3">
            <text:p>Saturday, December 27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8T00:00:00" table:style-name="ce3">
            <text:p>Sunday, December 28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5-12-29T00:00:00" table:style-name="ce3">
            <text:p>Monday, December 29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0T00:00:00" table:style-name="ce3">
            <text:p>Tuesday, December 30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5-12-31T00:00:00" table:style-name="ce3">
            <text:p>Wednesday, December 31, 20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1T00:00:00" table:style-name="ce3">
            <text:p>Thursday, January 0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2T00:00:00" table:style-name="ce3">
            <text:p>Friday, January 02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Christmas / New Years Break</text:p>
          </table:table-cell>
          <table:table-cell table:number-columns-repeated="16380"/>
        </table:table-row>
        <table:table-row table:style-name="ro1">
          <table:table-cell office:value-type="date" office:date-value="2026-01-03T00:00:00" table:style-name="ce3">
            <text:p>Saturday, January 03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4T00:00:00" table:style-name="ce3">
            <text:p>Sunday, January 04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5T00:00:00" table:style-name="ce3">
            <text:p>Monday, January 0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4</text:p>
          </table:table-cell>
          <table:table-cell table:number-columns-repeated="16380"/>
        </table:table-row>
        <table:table-row table:style-name="ro1">
          <table:table-cell office:value-type="date" office:date-value="2026-01-06T00:00:00" table:style-name="ce3">
            <text:p>Tuesday, January 0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7T00:00:00" table:style-name="ce3">
            <text:p>Wednesday, January 07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8T00:00:00" table:style-name="ce3">
            <text:p>Thursday, January 08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09T00:00:00" table:style-name="ce3">
            <text:p>Friday, January 0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0T00:00:00" table:style-name="ce3">
            <text:p>Saturday, January 10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1T00:00:00" table:style-name="ce3">
            <text:p>Sunday, January 11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2T00:00:00" table:style-name="ce3">
            <text:p>Monday, January 12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5</text:p>
          </table:table-cell>
          <table:table-cell table:number-columns-repeated="16380"/>
        </table:table-row>
        <table:table-row table:style-name="ro1">
          <table:table-cell office:value-type="date" office:date-value="2026-01-13T00:00:00" table:style-name="ce3">
            <text:p>Tuesday, January 13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4T00:00:00" table:style-name="ce3">
            <text:p>Wednesday, January 14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5T00:00:00" table:style-name="ce3">
            <text:p>Thursday, January 15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6T00:00:00" table:style-name="ce3">
            <text:p>Friday, January 16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7T00:00:00" table:style-name="ce3">
            <text:p>Saturday, January 17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8T00:00:00" table:style-name="ce3">
            <text:p>Sunday, January 18, 202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19T00:00:00" table:style-name="ce3">
            <text:p>Monday, January 19, 2026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string" table:style-name="ce1">
            <text:p>Week 6</text:p>
          </table:table-cell>
          <table:table-cell table:number-columns-repeated="16380"/>
        </table:table-row>
        <table:table-row table:style-name="ro1">
          <table:table-cell office:value-type="date" office:date-value="2026-01-20T00:00:00" table:style-name="ce3">
            <text:p>Tuesday, Jan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1T00:00:00" table:style-name="ce3">
            <text:p>Wednesday, January 2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2T00:00:00" table:style-name="ce3">
            <text:p>Thursday, January 2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3T00:00:00" table:style-name="ce3">
            <text:p>Friday, January 2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4T00:00:00" table:style-name="ce3">
            <text:p>Saturday, January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5T00:00:00" table:style-name="ce3">
            <text:p>Sunday, January 25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6T00:00:00" table:style-name="ce3">
            <text:p>Monday, Jan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eek 7</text:p>
          </table:table-cell>
          <table:table-cell table:number-columns-repeated="16380"/>
        </table:table-row>
        <table:table-row table:style-name="ro1">
          <table:table-cell office:value-type="date" office:date-value="2026-01-27T00:00:00" table:style-name="ce3">
            <text:p>Tuesday, Jan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8T00:00:00" table:style-name="ce3">
            <text:p>Wednesday, January 2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29T00:00:00" table:style-name="ce3">
            <text:p>Thursday, January 2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0T00:00:00" table:style-name="ce3">
            <text:p>Friday, January 3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1-31T00:00:00" table:style-name="ce3">
            <text:p>Saturday, January 3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1T00:00:00" table:style-name="ce3">
            <text:p>Sunday, February 0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2T00:00:00" table:style-name="ce3">
            <text:p>Monday, February 0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eek 8</text:p>
          </table:table-cell>
          <table:table-cell table:number-columns-repeated="16380"/>
        </table:table-row>
        <table:table-row table:style-name="ro1">
          <table:table-cell office:value-type="date" office:date-value="2026-02-03T00:00:00" table:style-name="ce3">
            <text:p>Tuesday, February 0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4T00:00:00" table:style-name="ce3">
            <text:p>Wednesday, February 04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5T00:00:00" table:style-name="ce3">
            <text:p>Thursday, February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6T00:00:00" table:style-name="ce3">
            <text:p>Friday, February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7T00:00:00" table:style-name="ce3">
            <text:p>Saturday, February 0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8T00:00:00" table:style-name="ce3">
            <text:p>Sunday, February 08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09T00:00:00" table:style-name="ce3">
            <text:p>Monday, February 0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eek 9</text:p>
          </table:table-cell>
          <table:table-cell table:number-columns-repeated="16380"/>
        </table:table-row>
        <table:table-row table:style-name="ro1">
          <table:table-cell office:value-type="date" office:date-value="2026-02-10T00:00:00" table:style-name="ce3">
            <text:p>Tuesday, February 1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1T00:00:00" table:style-name="ce3">
            <text:p>Wednesday, February 11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2T00:00:00" table:style-name="ce3">
            <text:p>Thursday, February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3T00:00:00" table:style-name="ce3">
            <text:p>Friday, February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4T00:00:00" table:style-name="ce3">
            <text:p>Saturday, February 1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5T00:00:00" table:style-name="ce3">
            <text:p>Sunday, February 15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6T00:00:00" table:style-name="ce3">
            <text:p>Monday, February 1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string" table:style-name="ce1">
            <text:p>Week 10</text:p>
          </table:table-cell>
          <table:table-cell table:number-columns-repeated="16380"/>
        </table:table-row>
        <table:table-row table:style-name="ro1">
          <table:table-cell office:value-type="date" office:date-value="2026-02-17T00:00:00" table:style-name="ce3">
            <text:p>Tuesday, February 1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8T00:00:00" table:style-name="ce3">
            <text:p>Wednesday, February 18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19T00:00:00" table:style-name="ce3">
            <text:p>Thursday, February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0T00:00:00" table:style-name="ce3">
            <text:p>Friday, February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1T00:00:00" table:style-name="ce3">
            <text:p>Saturday, February 2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2T00:00:00" table:style-name="ce3">
            <text:p>Sunday, February 2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3T00:00:00" table:style-name="ce3">
            <text:p>Monday, February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1 - Uni Starts</text:p>
          </table:table-cell>
          <table:table-cell table:number-columns-repeated="16380"/>
        </table:table-row>
        <table:table-row table:style-name="ro1">
          <table:table-cell office:value-type="date" office:date-value="2026-02-24T00:00:00" table:style-name="ce3">
            <text:p>Tuesday, February 24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5T00:00:00" table:style-name="ce3">
            <text:p>Wednesday, February 25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6T00:00:00" table:style-name="ce3">
            <text:p>Thursday, February 2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7T00:00:00" table:style-name="ce3">
            <text:p>Friday, February 27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2-28T00:00:00" table:style-name="ce3">
            <text:p>Saturday, February 28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1T00:00:00" table:style-name="ce3">
            <text:p>Sunday, March 0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2T00:00:00" table:style-name="ce3">
            <text:p>Monday, March 0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2</text:p>
          </table:table-cell>
          <table:table-cell table:number-columns-repeated="16380"/>
        </table:table-row>
        <table:table-row table:style-name="ro1">
          <table:table-cell office:value-type="date" office:date-value="2026-03-03T00:00:00" table:style-name="ce3">
            <text:p>Tuesday, March 03, 2026</text:p>
          </table:table-cell>
          <table:table-cell table:style-name="ce1"/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4T00:00:00" table:style-name="ce3">
            <text:p>Wednesday, March 04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5T00:00:00" table:style-name="ce3">
            <text:p>Thursday, March 05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6T00:00:00" table:style-name="ce3">
            <text:p>Friday, March 06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7T00:00:00" table:style-name="ce3">
            <text:p>Saturday, March 0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8T00:00:00" table:style-name="ce3">
            <text:p>Sunday, March 08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09T00:00:00" table:style-name="ce3">
            <text:p>Monday, March 09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3</text:p>
          </table:table-cell>
          <table:table-cell table:number-columns-repeated="16380"/>
        </table:table-row>
        <table:table-row table:style-name="ro1">
          <table:table-cell office:value-type="date" office:date-value="2026-03-10T00:00:00" table:style-name="ce3">
            <text:p>Tuesday, March 10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1T00:00:00" table:style-name="ce3">
            <text:p>Wednesday, March 11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2T00:00:00" table:style-name="ce3">
            <text:p>Thursday, March 12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3T00:00:00" table:style-name="ce3">
            <text:p>Friday, March 13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4T00:00:00" table:style-name="ce3">
            <text:p>Saturday, March 1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5T00:00:00" table:style-name="ce3">
            <text:p>Sunday, March 15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6T00:00:00" table:style-name="ce3">
            <text:p>Monday, March 16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4</text:p>
          </table:table-cell>
          <table:table-cell table:number-columns-repeated="16380"/>
        </table:table-row>
        <table:table-row table:style-name="ro1">
          <table:table-cell office:value-type="date" office:date-value="2026-03-17T00:00:00" table:style-name="ce3">
            <text:p>Tuesday, March 17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8T00:00:00" table:style-name="ce3">
            <text:p>Wednesday, March 18, 2026</text:p>
          </table:table-cell>
          <table:table-cell table:style-name="ce1"/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19T00:00:00" table:style-name="ce3">
            <text:p>Thursday, March 19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0T00:00:00" table:style-name="ce3">
            <text:p>Friday, March 20, 2026</text:p>
          </table:table-cell>
          <table:table-cell table:style-name="ce1"/>
          <table:table-cell office:value-type="float" office:value="8" table:style-name="ce1">
            <text:p>8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1T00:00:00" table:style-name="ce3">
            <text:p>Saturday, March 21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2T00:00:00" table:style-name="ce3">
            <text:p>Sunday, March 22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3T00:00:00" table:style-name="ce3">
            <text:p>Monday, March 23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Week 14</text:p>
          </table:table-cell>
          <table:table-cell table:number-columns-repeated="16380"/>
        </table:table-row>
        <table:table-row table:style-name="ro1">
          <table:table-cell office:value-type="date" office:date-value="2026-03-24T00:00:00" table:style-name="ce3">
            <text:p>Tuesday, March 24, 2026</text:p>
          </table:table-cell>
          <table:table-cell table:style-name="ce1"/>
          <table:table-cell office:value-type="float" office:value="0" table:style-name="ce1">
            <text:p>0</text:p>
          </table:table-cell>
          <table:table-cell table:number-columns-repeated="16381" table:style-name="ce1"/>
        </table:table-row>
        <table:table-row table:style-name="ro1">
          <table:table-cell office:value-type="date" office:date-value="2026-03-25T00:00:00" table:style-name="ce3">
            <text:p>Wednesday, March 25, 2026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number-rows-repeated="1048460" table:style-name="ro1">
          <table:table-cell table:number-columns-repeated="16384"/>
        </table:table-row>
      </table:table>
      <table:table table:name="Links" table:style-name="ta2">
        <table:table-column table:style-name="co7" table:default-cell-style-name="ce1"/>
        <table:table-column table:style-name="co8" table:default-cell-style-name="ce1"/>
        <table:table-column table:style-name="co6" table:number-columns-repeated="16382" table:default-cell-style-name="ce1"/>
        <table:table-row table:style-name="ro1">
          <table:table-cell office:value-type="string" table:style-name="ce1">
            <text:p>UTAS Calandar</text:p>
          </table:table-cell>
          <table:table-cell office:value-type="string" table:style-name="ce1">
            <text:p>https://www.utas.edu.au/__data/assets/pdf_file/0010/1820467/2026-printable-teaching-calendar.pdf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4D Course Site</text:p>
          </table:table-cell>
          <table:table-cell office:value-type="string" table:style-name="ce1">
            <text:p>https://www.utas.edu.au/courses/sci-eng/courses/p4d-bachelor-of-engineering-specialisation-with-honour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17</text:p>
          </table:table-cell>
          <table:table-cell office:value-type="string" table:style-name="ce1">
            <text:p>https://www.utas.edu.au/courses/sci-eng/units/eng417-advanced-control-and-autom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417 Timetable</text:p>
          </table:table-cell>
          <table:table-cell office:value-type="string" table:style-name="ce1">
            <text:p>https://student-timetable.utas.edu.au/GridLayout.asp?Unit_code=ENG417&amp;EventType=&amp;year=2026&amp;_gl=1*1tmaqi1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</text:p>
          </table:table-cell>
          <table:table-cell office:value-type="string" table:style-name="ce1">
            <text:p>https://www.utas.edu.au/courses/sci-eng/units/eng442-advanced-digital-electronic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42 Timetable</text:p>
          </table:table-cell>
          <table:table-cell office:value-type="string" table:style-name="ce1">
            <text:p>https://student-timetable.utas.edu.au/GridLayout.asp?Unit_code=ENG442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</text:p>
          </table:table-cell>
          <table:table-cell office:value-type="string" table:style-name="ce1">
            <text:p>https://www.utas.edu.au/courses/sci-eng/units/eng401-honours-project-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NG401 Timetable</text:p>
          </table:table-cell>
          <table:table-cell office:value-type="string" table:style-name="ce1">
            <text:p>https://student-timetable.utas.edu.au/GridLayout.asp?Unit_code=ENG401&amp;EventType=&amp;year=2026&amp;_gl=1*ifske5*_gcl_au*NzEyODg0MDM4LjE3NjU3NTIxODg.*FPAU*NzEyODg0MDM4LjE3NjU3NTIxODg.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AU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age</meta:initial-creator>
    <dc:creator>sage</dc:creator>
    <meta:creation-date>2026-01-18T20:45:19Z</meta:creation-date>
    <dc:date>2026-01-18T22:16:27Z</dc:date>
  </office:meta>
</office:document-meta>
</file>